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IDFont+F1" svg:font-family="CIDFont+F1"/>
    <style:font-face style:name="Mangal1" svg:font-family="Mangal"/>
    <style:font-face style:name="OpenSymbol" svg:font-family="OpenSymbol"/>
    <style:font-face style:name="Helvetica1" svg:font-family="Helvetica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ystem" style:font-pitch="variable"/>
    <style:font-face style:name="Helvetica2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5.021cm" fo:margin-left="-0.191cm" fo:margin-top="0cm" fo:margin-bottom="0cm" table:align="left" style:writing-mode="lr-tb"/>
    </style:style>
    <style:style style:name="Tabla1.A" style:family="table-column">
      <style:table-column-properties style:column-width="8.881cm"/>
    </style:style>
    <style:style style:name="Tabla1.B" style:family="table-column">
      <style:table-column-properties style:column-width="6.14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la1.A2" style:family="table-cell">
      <style:table-cell-properties fo:padding-left="0.191cm" fo:padding-right="0.191cm" fo:padding-top="0cm" fo:padding-bottom="0cm" fo:border="0.018cm solid #000001"/>
    </style:style>
    <style:style style:name="Tabla2" style:family="table">
      <style:table-properties style:width="15.021cm" fo:margin-left="-0.191cm" fo:margin-top="0cm" fo:margin-bottom="0cm" table:align="left" style:writing-mode="lr-tb"/>
    </style:style>
    <style:style style:name="Tabla2.A" style:family="table-column">
      <style:table-column-properties style:column-width="8.881cm"/>
    </style:style>
    <style:style style:name="Tabla2.B" style:family="table-column">
      <style:table-column-properties style:column-width="6.14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la2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Footer">
      <style:paragraph-properties fo:padding="0cm" fo:border="none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language="es" fo:country="ES"/>
    </style:style>
    <style:style style:name="P5" style:family="paragraph" style:parent-style-name="Standard">
      <style:paragraph-properties fo:text-align="end" style:justify-single-word="false"/>
      <style:text-properties fo:language="es" fo:country="ES"/>
    </style:style>
    <style:style style:name="P6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e4b81" style:font-name="Helvetica" fo:font-size="13.5pt" fo:language="es" fo:country="ES" style:font-size-asian="13.5pt" style:font-name-complex="Helvetica2" style:font-size-complex="13.5pt"/>
    </style:style>
    <style:style style:name="P7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Helvetica" fo:font-size="10.5pt" fo:language="es" fo:country="ES" style:font-size-asian="10.5pt" style:font-name-complex="Helvetica2" style:font-size-complex="10.5pt"/>
    </style:style>
    <style:style style:name="P9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Helvetica" fo:font-size="10.5pt" fo:language="es" fo:country="ES" fo:font-weight="bold" style:font-size-asian="10.5pt" style:font-weight-asian="bold" style:font-name-complex="Helvetica2" style:font-size-complex="10.5pt"/>
    </style:style>
    <style:style style:name="P10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size="11pt" fo:language="es" fo:country="ES" style:font-size-asian="11pt" style:font-name-complex="Helvetica2" style:font-size-complex="11pt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text-properties fo:color="#1f497d" fo:font-size="22pt" fo:language="es" fo:country="ES" style:font-size-asian="22pt" style:font-size-complex="22pt"/>
    </style:style>
    <style:style style:name="P13" style:family="paragraph" style:parent-style-name="Standard">
      <style:paragraph-properties fo:text-align="center" style:justify-single-word="false"/>
      <style:text-properties fo:color="#1f497d" fo:font-size="22pt" fo:language="es" fo:country="ES" style:font-size-asian="22pt" style:font-size-complex="22pt"/>
    </style:style>
    <style:style style:name="P14" style:family="paragraph" style:parent-style-name="Standard">
      <style:text-properties fo:color="#009900" style:font-name="Helvetica" fo:font-size="10pt" fo:language="es" fo:country="ES" fo:font-style="italic" style:font-name-asian="Helvetica2" style:font-size-asian="10pt" style:font-style-asian="italic" style:font-name-complex="Helvetica2" style:font-size-complex="10pt" style:font-style-complex="italic"/>
    </style:style>
    <style:style style:name="P15" style:family="paragraph" style:parent-style-name="Standard">
      <style:paragraph-properties style:text-autospace="none"/>
      <style:text-properties fo:color="#009900" style:font-name="Helvetica1" fo:font-size="10pt" fo:font-style="italic" style:font-name-asian="CIDFont+F1" style:font-size-asian="10pt" style:font-style-asian="italic" style:font-name-complex="CIDFont+F1" style:font-size-complex="10pt" style:font-style-complex="italic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9900" style:font-name="Helvetica1" fo:font-size="10pt" fo:font-style="italic" style:font-name-asian="CIDFont+F1" style:font-size-asian="10pt" style:font-style-asian="italic" style:font-name-complex="CIDFont+F1" style:font-size-complex="10pt" style:font-style-complex="italic"/>
    </style:style>
    <style:style style:name="P17" style:family="paragraph" style:parent-style-name="Standard">
      <style:text-properties style:font-name="Helvetica" fo:font-size="10pt" fo:language="es" fo:country="ES" style:font-name-asian="Helvetica2" style:font-size-asian="10pt" style:font-name-complex="Helvetica2" style:font-size-complex="10pt"/>
    </style:style>
    <style:style style:name="P18" style:family="paragraph" style:parent-style-name="Standard">
      <style:text-properties style:font-name="Helvetica" fo:font-size="10pt" style:font-name-asian="Helvetica2" style:font-size-asian="10pt" style:font-name-complex="Helvetica2" style:font-size-complex="10pt"/>
    </style:style>
    <style:style style:name="P19" style:family="paragraph" style:parent-style-name="Standard">
      <style:text-properties style:font-name="Cambria" fo:font-size="12pt" fo:language="es" fo:country="ES" style:font-name-asian="Cambria1" style:font-size-asian="12pt" style:font-name-complex="Cambria1" style:font-size-complex="12pt"/>
    </style:style>
    <style:style style:name="P20" style:family="paragraph" style:parent-style-name="Contents_20_1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break-before="page"/>
      <style:text-properties fo:font-weight="normal" style:font-weight-asian="normal"/>
    </style:style>
    <style:style style:name="P23" style:family="paragraph" style:parent-style-name="Contents_20_Heading">
      <style:text-properties fo:font-weight="normal" style:font-weight-asian="normal"/>
    </style:style>
    <style:style style:name="P24" style:family="paragraph" style:parent-style-name="Standard">
      <style:text-properties style:font-name="Helvetica" fo:font-size="10pt" fo:language="es" fo:country="ES" style:font-name-asian="Helvetica2" style:font-size-asian="10pt" style:font-name-complex="Helvetica2" style:font-size-complex="10pt"/>
    </style:style>
    <style:style style:name="P25" style:family="paragraph" style:parent-style-name="Standard">
      <style:text-properties style:font-name="Helvetica" fo:font-size="10pt" style:font-name-asian="Helvetica2" style:font-size-asian="10pt" style:font-name-complex="Helvetica2" style:font-size-complex="10pt"/>
    </style:style>
    <style:style style:name="P26" style:family="paragraph" style:parent-style-name="Standard">
      <style:text-properties fo:color="#009900" style:font-name="Helvetica" fo:font-size="10pt" fo:language="es" fo:country="ES" fo:font-style="italic" style:font-name-asian="Helvetica2" style:font-size-asian="10pt" style:font-style-asian="italic" style:font-name-complex="Helvetica2" style:font-size-complex="10pt" style:font-style-complex="italic"/>
    </style:style>
    <style:style style:name="P27" style:family="paragraph" style:parent-style-name="Standard">
      <style:text-properties fo:color="#009900" style:font-name="Helvetica" fo:font-size="10pt" fo:language="es" fo:country="ES" fo:font-style="italic" style:text-underline-style="solid" style:text-underline-width="auto" style:text-underline-color="font-color" style:font-name-asian="Helvetica2" style:font-size-asian="10pt" style:font-style-asian="italic" style:font-name-complex="Helvetica2" style:font-size-complex="10pt" style:font-style-complex="italic"/>
    </style:style>
    <style:style style:name="P28" style:family="paragraph" style:parent-style-name="Standard">
      <style:text-properties fo:color="#009900" style:font-name="Helvetica" fo:font-size="10pt" fo:language="es" fo:country="ES" fo:font-style="italic" style:text-underline-style="solid" style:text-underline-width="auto" style:text-underline-color="font-color" fo:font-weight="bold" style:font-name-asian="Helvetica2" style:font-size-asian="10pt" style:font-style-asian="italic" style:font-weight-asian="bold" style:font-name-complex="Helvetica2" style:font-size-complex="10pt" style:font-style-complex="italic" style:font-weight-complex="bold"/>
    </style:style>
    <style:style style:name="P29" style:family="paragraph" style:parent-style-name="Standard" style:list-style-name="">
      <style:paragraph-properties style:text-autospace="none"/>
      <style:text-properties fo:color="#009900" style:font-name="Helvetica1" fo:font-size="10pt" fo:font-style="italic" style:font-name-asian="CIDFont+F1" style:font-size-asian="10pt" style:font-style-asian="italic" style:font-name-complex="CIDFont+F1" style:font-size-complex="10pt" style:font-style-complex="italic"/>
    </style:style>
    <style:style style:name="P30" style:family="paragraph" style:parent-style-name="Standard">
      <style:text-properties fo:color="#006600" style:font-name="Helvetica" fo:font-size="10pt" fo:language="es" fo:country="ES" style:font-name-asian="Helvetica2" style:font-size-asian="10pt" style:font-name-complex="Helvetica2" style:font-size-complex="10pt"/>
    </style:style>
    <style:style style:name="P31" style:family="paragraph" style:parent-style-name="Standard">
      <style:text-properties fo:color="#006600" style:font-name="Helvetica" fo:font-size="10pt" fo:language="es" fo:country="ES" fo:font-style="italic" style:text-underline-style="solid" style:text-underline-width="auto" style:text-underline-color="font-color" fo:font-weight="bold" style:font-name-asian="Helvetica2" style:font-size-asian="10pt" style:font-style-asian="italic" style:font-weight-asian="bold" style:font-name-complex="Helvetica2" style:font-size-complex="10pt" style:font-style-complex="italic" style:font-weight-complex="bold"/>
    </style:style>
    <style:style style:name="P32" style:family="paragraph" style:parent-style-name="Standard">
      <style:text-properties fo:color="#006600" style:font-name="Helvetica" fo:font-size="10pt" style:font-name-asian="Helvetica2" style:font-size-asian="10pt" style:font-name-complex="Helvetica2" style:font-size-complex="10pt"/>
    </style:style>
    <style:style style:name="P33" style:family="paragraph" style:parent-style-name="Standard">
      <style:text-properties fo:color="#006600" style:font-name="Helvetica1" fo:font-size="10pt" fo:language="es" fo:country="ES" fo:font-style="italic" style:font-name-asian="CIDFont+F1" style:font-size-asian="10pt" style:font-style-asian="italic" style:font-name-complex="CIDFont+F1" style:font-size-complex="10pt" style:font-style-complex="italic"/>
    </style:style>
    <style:style style:name="P34" style:family="paragraph" style:parent-style-name="Standard" style:list-style-name="">
      <style:paragraph-properties fo:text-align="start" style:justify-single-word="false" style:text-autospace="none"/>
      <style:text-properties fo:color="#006600" style:font-name="Helvetica1" fo:font-size="10pt" fo:font-style="italic" style:font-name-asian="CIDFont+F1" style:font-size-asian="10pt" style:font-style-asian="italic" style:font-name-complex="CIDFont+F1" style:font-size-complex="10pt" style:font-style-complex="italic"/>
    </style:style>
    <style:style style:name="P35" style:family="paragraph" style:parent-style-name="Heading_20_1">
      <style:text-properties fo:language="es" fo:country="ES"/>
    </style:style>
    <style:style style:name="P36" style:family="paragraph" style:parent-style-name="Heading_20_1" style:master-page-name="Standard">
      <style:paragraph-properties style:page-number="auto"/>
      <style:text-properties fo:language="es" fo:country="ES"/>
    </style:style>
    <style:style style:name="P37" style:family="paragraph" style:parent-style-name="Heading_20_1">
      <style:paragraph-properties fo:break-before="page"/>
      <style:text-properties fo:language="es" fo:country="ES"/>
    </style:style>
    <style:style style:name="P38" style:family="paragraph" style:parent-style-name="Heading_20_2">
      <style:text-properties fo:color="#000000" style:font-name="Cambria" fo:font-size="11pt" fo:language="es" fo:country="ES" fo:font-weight="normal" style:font-size-asian="11pt" style:font-weight-asian="normal" style:font-name-complex="Helvetica2" style:font-size-complex="11pt" style:font-weight-complex="normal"/>
    </style:style>
    <style:style style:name="P39" style:family="paragraph" style:parent-style-name="Heading_20_2">
      <style:paragraph-properties fo:break-before="page"/>
      <style:text-properties fo:language="es" fo:country="ES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weight-complex="bold"/>
    </style:style>
    <style:style style:name="T3" style:family="text">
      <style:text-properties fo:language="es" fo:country="ES" fo:font-style="italic" style:text-underline-style="none" style:font-style-asian="italic" style:font-style-complex="italic"/>
    </style:style>
    <style:style style:name="T4" style:family="text">
      <style:text-properties style:font-name="Helvetica" fo:language="es" fo:country="ES" style:font-name-asian="Helvetica2" style:font-name-complex="Helvetica2"/>
    </style:style>
    <style:style style:name="T5" style:family="text">
      <style:text-properties style:font-name="Helvetica" fo:language="es" fo:country="ES" fo:font-weight="bold" style:font-name-asian="Helvetica2" style:font-weight-asian="bold" style:font-name-complex="Helvetica2" style:font-weight-complex="bold"/>
    </style:style>
    <style:style style:name="T6" style:family="text">
      <style:text-properties style:font-name="Helvetica" fo:language="es" fo:country="ES" fo:font-style="italic" style:font-name-asian="Helvetica2" style:font-style-asian="italic" style:font-name-complex="Helvetica2" style:font-style-complex="italic"/>
    </style:style>
    <style:style style:name="T7" style:family="text">
      <style:text-properties fo:color="#000000" style:font-name="Helvetica" fo:font-size="10.5pt" fo:language="es" fo:country="ES" style:font-size-asian="10.5pt" style:font-name-complex="Helvetica2" style:font-size-complex="10.5pt"/>
    </style:style>
    <style:style style:name="T8" style:family="text">
      <style:text-properties fo:color="#000000" fo:font-size="11pt" fo:language="es" fo:country="ES" style:font-size-asian="11pt" style:font-name-complex="Helvetica2" style:font-size-complex="11pt"/>
    </style:style>
    <style:style style:name="T9" style:family="text">
      <style:text-properties fo:color="#009900" fo:language="es" fo:country="ES" fo:font-style="italic" style:font-style-asian="italic" style:font-style-complex="italic"/>
    </style:style>
    <style:style style:name="T10" style:family="text">
      <style:text-properties fo:color="#009900" fo:language="es" fo:country="E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color="#009900" fo:language="es" fo:country="ES" fo:font-style="italic" style:text-underline-style="none" style:font-style-asian="italic" style:font-style-complex="italic"/>
    </style:style>
    <style:style style:name="T12" style:family="text">
      <style:text-properties fo:color="#009900" style:font-name="Helvetica1" fo:font-style="italic" style:font-name-asian="CIDFont+F1" style:font-style-asian="italic" style:font-name-complex="CIDFont+F1" style:font-style-complex="italic"/>
    </style:style>
    <style:style style:name="T13" style:family="text">
      <style:text-properties fo:color="#009900" style:font-name="Helvetica1" fo:language="es" fo:country="ES" fo:font-style="italic" style:text-underline-style="none" style:font-name-asian="CIDFont+F1" style:font-style-asian="italic" style:font-name-complex="CIDFont+F1" style:font-style-complex="italic"/>
    </style:style>
    <style:style style:name="T14" style:family="text">
      <style:text-properties fo:color="#009900" style:font-name="Helvetica" fo:font-size="10pt" fo:language="es" fo:country="ES" fo:font-style="italic" style:text-underline-style="none" style:font-name-asian="Helvetica2" style:font-size-asian="10pt" style:font-style-asian="italic" style:font-name-complex="Helvetica2" style:font-size-complex="10pt" style:font-style-complex="italic"/>
    </style:style>
    <style:style style:name="T15" style:family="text">
      <style:text-properties fo:color="#009900" style:font-name="Helvetica1" fo:language="es" fo:country="ES" fo:font-style="italic" style:text-underline-style="none" style:font-style-asian="italic" style:font-style-complex="italic"/>
    </style:style>
    <style:style style:name="T16" style:family="text">
      <style:text-properties fo:color="#009900" style:font-name="Helvetica1" fo:font-style="italic" style:text-underline-style="none" style:font-name-asian="CIDFont+F1" style:font-style-asian="italic" style:font-name-complex="CIDFont+F1" style:font-style-complex="italic"/>
    </style:style>
    <style:style style:name="T17" style:family="text">
      <style:text-properties fo:color="#009900" style:font-name="Helvetica1" fo:font-style="italic" style:text-underline-style="solid" style:text-underline-width="auto" style:text-underline-color="font-color" style:font-name-asian="CIDFont+F1" style:font-style-asian="italic" style:font-name-complex="CIDFont+F1" style:font-style-complex="italic"/>
    </style:style>
    <style:style style:name="T18" style:family="text">
      <style:text-properties fo:color="#009900" fo:font-style="italic" style:font-style-asian="italic" style:font-style-complex="italic"/>
    </style:style>
    <style:style style:name="T19" style:family="text">
      <style:text-properties fo:color="#009900" fo:font-style="italic" style:text-underline-style="none" style:font-style-asian="italic" style:font-style-complex="italic"/>
    </style:style>
    <style:style style:name="T20" style:family="text">
      <style:text-properties fo:color="#009900"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fo:color="#0099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2" style:family="text">
      <style:text-properties fo:color="#009900" fo:font-style="italic" style:text-underline-style="solid" style:text-underline-width="auto" style:text-underline-color="font-color" style:font-style-asian="italic" style:font-style-complex="italic"/>
    </style:style>
    <style:style style:name="T23" style:family="text">
      <style:text-properties fo:color="#009900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fo:font-weight="normal" style:font-weight-asian="normal" style:font-weight-complex="normal"/>
    </style:style>
    <style:style style:name="T31" style:family="text">
      <style:text-properties style:font-name="Helvetica1" fo:font-style="italic" style:text-underline-style="none" style:font-name-asian="CIDFont+F1" style:font-style-asian="italic" style:font-name-complex="CIDFont+F1" style:font-style-complex="italic"/>
    </style:style>
    <style:style style:name="T32" style:family="text">
      <style:text-properties style:font-name="Helvetica1" fo:font-style="italic" style:text-underline-style="solid" style:text-underline-width="auto" style:text-underline-color="font-color" style:font-name-asian="CIDFont+F1" style:font-style-asian="italic" style:font-name-complex="CIDFont+F1" style:font-style-complex="italic"/>
    </style:style>
    <style:style style:name="T33" style:family="text">
      <style:text-properties style:font-name="Helvetica1" fo:language="es" fo:country="ES" fo:font-style="italic" style:text-underline-style="none" style:font-style-asian="italic" style:font-style-complex="italic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color="#006600"/>
    </style:style>
    <style:style style:name="T38" style:family="text">
      <style:text-properties fo:color="#006600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9" style:family="text">
      <style:text-properties fo:color="#006600" fo:font-style="italic" style:text-underline-style="solid" style:text-underline-width="auto" style:text-underline-color="font-color" style:font-style-asian="italic" style:font-style-complex="italic"/>
    </style:style>
    <style:style style:name="T40" style:family="text">
      <style:text-properties fo:color="#006600" fo:font-style="italic" style:text-underline-style="none" fo:font-weight="normal" style:font-style-asian="italic" style:font-weight-asian="normal" style:font-style-complex="italic" style:font-weight-complex="normal"/>
    </style:style>
    <style:style style:name="T41" style:family="text">
      <style:text-properties fo:color="#006600" fo:font-style="italic" style:text-underline-style="none" style:font-style-asian="italic" style:font-style-complex="italic"/>
    </style:style>
    <style:style style:name="T42" style:family="text">
      <style:text-properties fo:color="#006600" fo:font-style="italic" style:font-style-asian="italic" style:font-style-complex="italic"/>
    </style:style>
    <style:style style:name="T43" style:family="text">
      <style:text-properties fo:color="#006600" style:text-underline-style="none"/>
    </style:style>
    <style:style style:name="T44" style:family="text">
      <style:text-properties fo:color="#006600" style:text-underline-style="none" fo:font-weight="normal" style:font-weight-asian="normal" style:font-weight-complex="normal"/>
    </style:style>
    <style:style style:name="T45" style:family="text">
      <style:text-properties fo:color="#006600" fo:font-weight="normal" style:font-weight-asian="normal" style:font-weight-complex="normal"/>
    </style:style>
    <style:style style:name="T46" style:family="text">
      <style:text-properties fo:color="#006600" style:text-underline-style="solid" style:text-underline-width="auto" style:text-underline-color="font-color"/>
    </style:style>
    <style:style style:name="T47" style:family="text">
      <style:text-properties fo:color="#006600" style:font-name="Helvetica1" fo:language="es" fo:country="ES" fo:font-style="italic" style:text-underline-style="none" style:font-name-asian="CIDFont+F1" style:font-style-asian="italic" style:font-name-complex="CIDFont+F1" style:font-style-complex="italic"/>
    </style:style>
    <style:style style:name="Sect1" style:family="section">
      <style:section-properties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99784935163857040" text:style-name="Outline">
        <text:list-item>
          <text:h text:style-name="P36" text:outline-level="1"/>
        </text:list-item>
      </text:list>
      <text:p text:style-name="P12"><text:bookmark-start text:name="_Toc165310928"/>ESTRUCTURA DE DATOS Y ALGORITMOS<text:bookmark-end text:name="_Toc165310928"/></text:p>
      <text:p text:style-name="P13">OBLIGATORI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/text:p>
      <text:p text:style-name="P2"/>
      <text:section text:style-name="Sect1" text:name="TextSection">
        <text:p text:style-name="P3"/>
        <text:p text:style-name="P3">Ignacio Cabrera</text:p>
        <text:p text:style-name="P3"><text:s text:c="6"/>(236296)</text:p>
        <text:p text:style-name="P3"/>
        <text:p text:style-name="P3"/>
        <text:p text:style-name="P3">Santiago Manzoni</text:p>
        <text:p text:style-name="P3"><text:s text:c="7"/>(230311)</text:p>
      </text:section>
      <text:section text:style-name="Sect2" text:name="Sección1"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5">Grupo: M3B</text:p>
        <text:p text:style-name="P5">Docente: Francisco Bouza</text:p>
        <text:p text:style-name="P5">Junio de 2019</text:p>
        <text:p text:style-name="P3"/>
        <text:p text:style-name="P22"/>
        <text:p text:style-name="P22">Tabla de contenidos:</text:p>
        <text:p text:style-name="P23"/>
        <text:table-of-content text:style-name="Sect2" text:protected="true" text:name="Índice de contenido1">
          <text:table-of-content-source text:outline-level="3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20"><text:a xlink:type="simple" xlink:href="#__RefHeading__387_213559632" text:style-name="Internet_20_link" text:visited-style-name="Visited_20_Internet_20_Link">1. Interfaz del Sistema: Pre y Post condiciones<text:tab/>3</text:a></text:p>
            <text:p text:style-name="P20"><text:a xlink:type="simple" xlink:href="#__RefHeading__389_213559632" text:style-name="Internet_20_link" text:visited-style-name="Visited_20_Internet_20_Link">2. Solución escogida<text:tab/>5</text:a></text:p>
            <text:p text:style-name="P21"><text:a xlink:type="simple" xlink:href="#__RefHeading__391_213559632" text:style-name="Internet_20_link" text:visited-style-name="Visited_20_Internet_20_Link">2.1 Diagrama de la estructura de datos <text:tab/>5</text:a></text:p>
            <text:p text:style-name="P21"><text:a xlink:type="simple" xlink:href="#__RefHeading__393_213559632" text:style-name="Internet_20_link" text:visited-style-name="Visited_20_Internet_20_Link"><text:s/><text:tab/>5</text:a></text:p>
            <text:p text:style-name="P21"><text:a xlink:type="simple" xlink:href="#__RefHeading__395_213559632" text:style-name="Internet_20_link" text:visited-style-name="Visited_20_Internet_20_Link">2.2 Justificación<text:tab/>6</text:a></text:p>
            <text:p text:style-name="P20"><text:a xlink:type="simple" xlink:href="#__RefHeading__397_213559632" text:style-name="Internet_20_link" text:visited-style-name="Visited_20_Internet_20_Link">3. Pruebas Ejecutadas<text:tab/>7</text:a></text:p>
          </text:index-body>
        </text:table-of-content>
        <text:p text:style-name="Standard"><text:a xlink:type="simple" xlink:href="#_Toc325909749" text:style-name="Internet_20_link" text:visited-style-name="Visited_20_Internet_20_Link"/></text:p>
        <text:list xml:id="list21429331" text:continue-numbering="true" text:style-name="Outline">
          <text:list-item>
            <text:h text:style-name="P37" text:outline-level="1"><text:bookmark-start text:name="__RefHeading__387_213559632"/><text:bookmark-start text:name="_Toc325909749"/>1. Interfaz del Sistema: Pre y Post condiciones<text:bookmark-end text:name="__RefHeading__387_213559632"/><text:bookmark-end text:name="_Toc325909749"/></text:h>
          </text:list-item>
        </text:list>
        <text:p text:style-name="P14"><text:span text:style-name="T28">//Pre:</text:span> -</text:p>
        <text:p text:style-name="P14"><text:span text:style-name="T28">//Post:</text:span> Incializa la variable <text:span text:style-name="T27">texto </text:span>de tipo Lista&lt;ILista&lt;String&gt;&gt; que posee el objeto Sistema,</text:p>
        <text:p text:style-name="P14">también incializa la variable <text:span text:style-name="T27">diccionario</text:span> de tipo ListaOrd&lt;String&gt;.</text:p>
        <text:p text:style-name="P17"/>
        <text:p text:style-name="P17"><text:tab/><text:span text:style-name="T35">Retorno</text:span> crearSistemaMensajes();</text:p>
        <text:p text:style-name="P11"><text:line-break/> <text:s text:c="74"/>___________________</text:p>
        <text:p text:style-name="P11"/>
        <text:p text:style-name="P14"><text:span text:style-name="T28">//Pre:</text:span><text:span text:style-name="T35"> </text:span>El Sistema debe estar previamente inicializado ( <text:span text:style-name="T27">crearSistemaMensajes()</text:span> ).</text:p>
        <text:p text:style-name="P14"><text:span text:style-name="T28">//Post:</text:span> En caso de tener información almacenada elimina la misma, luego procede a 'nullear' las referencias de los componentes de Sistema.</text:p>
        <text:p text:style-name="P14"/>
        <text:p text:style-name="P17"><text:tab/><text:span text:style-name="T35">Retorno</text:span> destruirSistemaMensajes();</text:p>
        <text:p text:style-name="P11"/>
        <text:p text:style-name="P11"><text:s text:c="75"/>___________________<text:line-break/></text:p>
        <text:p text:style-name="P14"><text:span text:style-name="T28">//Pre:</text:span><text:span text:style-name="T35"> </text:span>El objeto Sistema debe estar inicializado (<text:span text:style-name="T27">crearSistemaMensajes()</text:span>).</text:p>
        <text:p text:style-name="P14"><text:span text:style-name="T28">//Post:</text:span> Inserta una linea al final del texto (si el texto no posee lineas inserta la primera).</text:p>
        <text:p text:style-name="P14"/>
        <text:p text:style-name="P17"><text:tab/><text:span text:style-name="T35">Retorno</text:span> InsertarLinea();</text:p>
        <text:p text:style-name="P11"/>
        <text:p text:style-name="P11"><text:s text:c="75"/>___________________<text:line-break/></text:p>
        <text:p text:style-name="P14"><text:span text:style-name="T28">//Pre:</text:span><text:span text:style-name="T35"> </text:span>-El objeto Sistema debe estar inicializado (<text:span text:style-name="T27">crearSistemaMensajes()</text:span>).</text:p>
        <text:p text:style-name="P14"><text:s text:c="9"/>-<text:span text:style-name="T27">posicionLinea</text:span> &gt; 0 <text:s/>&amp;&amp; <text:span text:style-name="T27">posicionLinea</text:span> &lt; <text:span text:style-name="T27">_cant</text:span> ( propiedad interna de Lista, cantidad de <text:s text:c="22"/>lineas en texto ) .</text:p>
        <text:p text:style-name="P14"><text:span text:style-name="T28">//Post:</text:span><text:span text:style-name="T27"> </text:span>Inserta una linea en la posición del texto indicada por parámetro.</text:p>
        <text:p text:style-name="P14"/>
        <text:p text:style-name="P17"><text:tab/><text:span text:style-name="T35">Retorno</text:span> InsertarLineaEnPosicion(<text:span text:style-name="T35">int</text:span> posicionLinea);</text:p>
        <text:p text:style-name="P11"/>
        <text:p text:style-name="P11"><text:s text:c="75"/>___________________<text:line-break/></text:p>
        <text:p text:style-name="P14"><text:span text:style-name="T28">//Pre:</text:span> -El objeto Sistema debe estar inicializado (<text:span text:style-name="T27">crearSistemaMensajes()</text:span>).</text:p>
        <text:p text:style-name="P14"><text:s text:c="9"/>-<text:span text:style-name="T27">posicionLinea</text:span> &gt; 0 <text:s/>&amp;&amp; <text:span text:style-name="T27">posicionLinea</text:span> &lt; _cant ( propiedad interna de Lista, cantidad de <text:s text:c="22"/>lineas en texto ).</text:p>
        <text:p text:style-name="P18"><text:span text:style-name="T10">//Post:</text:span><text:span text:style-name="T9"> </text:span><text:span text:style-name="T12">Borra la línea en la posición indicada y mueve todas las líneas que se encuentran a</text:span></text:p>
        <text:p text:style-name="P15">partir de la posición indicada, una posición más hacia arriba.</text:p>
        <text:p text:style-name="P15"/>
        <text:p text:style-name="P17"><text:tab/><text:span text:style-name="T35">Retorno</text:span> BorrarLinea(<text:span text:style-name="T35">int</text:span> posicionLinea);</text:p>
        <text:p text:style-name="P11"/>
        <text:p text:style-name="P11"><text:s text:c="75"/>___________________<text:line-break/></text:p>
        <text:p text:style-name="P14"><text:span text:style-name="T28">//Pre:</text:span> El objeto Sistema debe estar inicializado (<text:span text:style-name="T27">crearSistemaMensajes()</text:span>).</text:p>
        <text:p text:style-name="P14"><text:span text:style-name="T28">//Post:</text:span> Elimina linea por linea todas las palabras ingresadas, luego elimina las lineas ( deja el texto vacío).</text:p>
        <text:p text:style-name="P14"/>
        <text:p text:style-name="P17"><text:tab/><text:span text:style-name="T35">Retorno</text:span> BorrarTodo();</text:p>
        <text:p text:style-name="P11"><text:s text:c="75"/>___________________<text:line-break/></text:p>
        <text:p text:style-name="P14"><text:span text:style-name="T28">//Pre:</text:span> - El objeto Sistema debe estar inicializado (<text:span text:style-name="T27">crearSistemaMensajes()</text:span>).</text:p>
        <text:p text:style-name="P14"><text:s text:c="10"/>-El texto debe tener palabras ingresadas.</text:p>
        <text:p text:style-name="P14"><text:s text:c="10"/>-La palabra debe existir entre las ingresadas.</text:p>
        <text:p text:style-name="P18"><text:span text:style-name="T10">//Post:</text:span><text:span text:style-name="T9"> </text:span><text:span text:style-name="T12">Borra todas las ocurrencias en el texto de la palabra indicada, desplazando hacia</text:span></text:p>
        <text:p text:style-name="P16">atras en cada línea las otras palabras para no generar espacios vacios en medio.</text:p>
        <text:p text:style-name="P18"><text:span text:style-name="T1"><text:s text:c="11"/></text:span></text:p>
        <text:p text:style-name="P18"><text:span text:style-name="T1"><text:tab/></text:span><text:span text:style-name="T2">Retorno</text:span><text:span text:style-name="T1"> BorrarOcurrenciasPalabraEnTexto(</text:span><text:span text:style-name="T2">String</text:span><text:span text:style-name="T1"> palabraABorrar);</text:span></text:p>
        <text:p text:style-name="P14"><text:soft-page-break/><text:span text:style-name="T28">//Pre:</text:span><text:span text:style-name="T29"> </text:span><text:span text:style-name="T43">El objeto Sistema debe estar inicializado (</text:span><text:span text:style-name="T46">crearSistemaMensajes()</text:span><text:span text:style-name="T43">).</text:span></text:p>
        <text:p text:style-name="P14"><text:span text:style-name="T29"/></text:p>
        <text:p text:style-name="P18"><text:span text:style-name="T10">//Post:</text:span><text:span text:style-name="T11"> </text:span><text:span text:style-name="T47">Imprime en pantalla todas las palabras del texto linea por linea con un espacio en blanco entre ellas.</text:span></text:p>
        <text:p text:style-name="P17"/>
        <text:p text:style-name="P17"><text:tab/><text:span text:style-name="T35">Retorno</text:span> ImprimirTexto();</text:p>
        <text:p text:style-name="P11"/>
        <text:p text:style-name="P11"><text:s text:c="75"/>___________________<text:line-break/></text:p>
        <text:p text:style-name="P14"><text:span text:style-name="T28">//Pre:</text:span> <text:span text:style-name="T37">-</text:span><text:span text:style-name="T43">El objeto Sistema debe estar inicializado (</text:span><text:span text:style-name="T46">crearSistemaMensajes()</text:span><text:span text:style-name="T43">).</text:span></text:p>
        <text:p text:style-name="P32"><text:span text:style-name="T3"><text:s text:c="9"/></text:span><text:span text:style-name="T33">-</text:span><text:span text:style-name="T31">La posición </text:span><text:span text:style-name="T32">posicionLinea</text:span><text:span text:style-name="T31"> debe ser &gt; 0 y &lt;= a la cantidad total de lineas del texto. </text:span></text:p>
        <text:p text:style-name="P34"><text:s text:c="9"/>-La posición <text:span text:style-name="T27">posicionPalabra</text:span> debe ser &gt; 0 y &lt;= cantidad de palabras en la línea.</text:p>
        <text:p text:style-name="P29"><text:span text:style-name="T14"/></text:p>
        <text:p text:style-name="P27"><text:span text:style-name="T35">//Post:</text:span> <text:span text:style-name="T43">Inserta la palabra en la linea </text:span><text:span text:style-name="T37">posicionLinea</text:span><text:span text:style-name="T43">, y en la posición </text:span><text:span text:style-name="T37">posicionPalabra</text:span><text:span text:style-name="T43"> de dicha linea.</text:span></text:p>
        <text:p text:style-name="P30"><text:tab/></text:p>
        <text:p text:style-name="P17"><text:tab/><text:span text:style-name="T35">Retorno</text:span> InsertarPalabraEnLinea(<text:span text:style-name="T35">int</text:span> <text:span text:style-name="T24">posicionLinea</text:span>, <text:span text:style-name="T35">int</text:span> <text:span text:style-name="T24">posicionPalabra</text:span>, <text:span text:style-name="T35">String</text:span> <text:span text:style-name="T24">palabraAIngresar</text:span>);</text:p>
        <text:p text:style-name="P17"/>
        <text:p text:style-name="P11"><text:s text:c="75"/>___________________</text:p>
        <text:p text:style-name="P11"><text:line-break/></text:p>
        <text:p text:style-name="P17"><text:span text:style-name="T21">//Pre:</text:span> <text:span text:style-name="T42">-</text:span><text:span text:style-name="T41">El objeto Sistema debe estar inicializado (</text:span><text:span text:style-name="T39">crearSistemaMensajes()</text:span><text:span text:style-name="T41">).</text:span></text:p>
        <text:p text:style-name="P32"><text:span text:style-name="T3"><text:s text:c="9"/></text:span><text:span text:style-name="T33">-</text:span><text:span text:style-name="T31">La posición posicionLinea debe ser &gt; 0 y &lt;= a la cantidad total de lineas del texto. </text:span></text:p>
        <text:p text:style-name="P33"><text:s text:c="9"/>-La posición <text:span text:style-name="T29">posicionPalabra</text:span> debe ser &gt; 0 y &lt;= cantidad de palabras en la línea.</text:p>
        <text:p text:style-name="P28"/>
        <text:p text:style-name="P28">//Post:<text:span text:style-name="T36"> <text:s/></text:span><text:span text:style-name="T44">Inserta la palabra en la linea </text:span><text:span text:style-name="T45">posicionLinea</text:span><text:span text:style-name="T44">, y en la posición </text:span><text:span text:style-name="T45">posicionPalabra</text:span><text:span text:style-name="T44"> de dicha linea, en caso que la linea estuviese llena, inserta igual y corre las demas hacia adelante.</text:span></text:p>
        <text:p text:style-name="P28"/>
        <text:p text:style-name="P17"><text:tab/><text:span text:style-name="T35">Retorno</text:span> InsertarPalabraYDesplazar(<text:span text:style-name="T35">int</text:span> <text:span text:style-name="T24">posicionLinea</text:span>, <text:span text:style-name="T35">int</text:span> <text:span text:style-name="T24">posicionPalabra</text:span>, <text:span text:style-name="T35">String</text:span> <text:span text:style-name="T24">palabraAIngresar</text:span>);</text:p>
        <text:p text:style-name="P11"/>
        <text:p text:style-name="P11"><text:s text:c="75"/>___________________<text:line-break/></text:p>
        <text:p text:style-name="P28">//Pre: <text:span text:style-name="T45">-</text:span><text:span text:style-name="T44">El objeto Sistema debe estar inicializado (</text:span><text:span text:style-name="T45">crearSistemaMensajes()</text:span><text:span text:style-name="T44">).</text:span></text:p>
        <text:p text:style-name="P31"><text:span text:style-name="T30"><text:s text:c="10"/>-El </text:span><text:span text:style-name="T36">texto</text:span><text:span text:style-name="T30"> debe tener lineas insertadas.</text:span></text:p>
        <text:p text:style-name="P31"><text:span text:style-name="T30"><text:s text:c="10"/>-La </text:span><text:span text:style-name="T36">posicionLinea</text:span><text:span text:style-name="T30"> debe ser &gt;0 y &lt; </text:span><text:span text:style-name="T36">_cant</text:span><text:span text:style-name="T30">. </text:span></text:p>
        <text:p text:style-name="P31"><text:span text:style-name="T30"><text:s text:c="10"/>-La linea indicada por parámetro debe contener palabras ingresadas.</text:span></text:p>
        <text:p text:style-name="P31"><text:span text:style-name="T30"><text:s text:c="10"/>-La </text:span><text:span text:style-name="T36">posicionPalabra </text:span><text:span text:style-name="T30"><text:s/>debe ser &gt; 0 y &lt;= a la cantidad de palabras que tiene la linea donde se encuentra (debe ser una posición válida en la linea). </text:span></text:p>
        <text:p text:style-name="P28"><text:span text:style-name="T30"/></text:p>
        <text:p text:style-name="P28">//Post:<text:span text:style-name="T44">Se borra la palabra ubicada en la linea y posición indicada, mueve un lugar hacia atrás todas las demás palabras que le consiguen en las demas posiciones y lineas.</text:span><text:span text:style-name="T30"> </text:span></text:p>
        <text:p text:style-name="P28"/>
        <text:p text:style-name="P17"><text:tab/><text:span text:style-name="T35">Retorno</text:span> BorrarPalabra(<text:span text:style-name="T35">int</text:span> <text:span text:style-name="T24">posicionLinea</text:span>, <text:span text:style-name="T35">int</text:span> <text:span text:style-name="T24">posicionPalabra</text:span>);</text:p>
        <text:p text:style-name="P11"/>
        <text:p text:style-name="P11"><text:s text:c="75"/>___________________<text:line-break/></text:p>
        <text:p text:style-name="P17"><text:span text:style-name="T21">//Pre:</text:span> <text:span text:style-name="T38">-</text:span><text:span text:style-name="T40">El objeto Sistema debe estar inicializado (</text:span><text:span text:style-name="T38">crearSistemaMensajes()</text:span><text:span text:style-name="T40">).</text:span></text:p>
        <text:p text:style-name="P30"><text:span text:style-name="T26"><text:s text:c="10"/>-Debe existir al menos una linea ingresada al </text:span><text:span text:style-name="T25">texto</text:span><text:span text:style-name="T26">.</text:span></text:p>
        <text:p text:style-name="P30"><text:span text:style-name="T26"><text:s text:c="10"/>-</text:span><text:span text:style-name="T25">posicionLinea</text:span><text:span text:style-name="T26"> &gt; 0 &amp;&amp; </text:span><text:span text:style-name="T25">posicionLinea</text:span><text:span text:style-name="T26"> &lt;= cantidad de palabras de la linea.</text:span></text:p>
        <text:p text:style-name="P17"><text:span text:style-name="T20"/></text:p>
        <text:p text:style-name="P28">//Post:<text:span text:style-name="T30"> </text:span><text:span text:style-name="T44">Imprime todas las palabras contenidas en la linea de la posición </text:span><text:span text:style-name="T45">posicionLinea.</text:span></text:p>
        <text:p text:style-name="P17"><text:tab/></text:p>
        <text:p text:style-name="P17"><text:tab/><text:span text:style-name="T35">Retorno</text:span> ImprimirLinea(<text:span text:style-name="T35">int</text:span> <text:span text:style-name="T24">posicionLinea</text:span>);</text:p>
        <text:p text:style-name="P11"/>
        <text:p text:style-name="P11"><text:s text:c="75"/>___________________<text:line-break/></text:p>
        <text:p text:style-name="P28"/>
        <text:p text:style-name="P28"><text:soft-page-break/></text:p>
        <text:p text:style-name="P28"/>
        <text:p text:style-name="P28">//Pre: <text:span text:style-name="T37"><text:s/></text:span><text:span text:style-name="T45">-</text:span><text:span text:style-name="T44">El objeto Sistema debe estar inicializado (</text:span><text:span text:style-name="T45">crearSistemaMensajes()</text:span><text:span text:style-name="T44">).</text:span></text:p>
        <text:p text:style-name="P28"><text:span text:style-name="T30"/></text:p>
        <text:p text:style-name="P28">//Post: <text:span text:style-name="T44">Ingresa la palabra </text:span><text:span text:style-name="T45">palabraAIngresar</text:span><text:span text:style-name="T44"> <text:s/>de forma ordenada a la ListaOrd </text:span><text:span text:style-name="T45">diccionario.</text:span></text:p>
        <text:p text:style-name="P28"><text:span text:style-name="T36"/></text:p>
        <text:p text:style-name="P17"><text:tab/><text:span text:style-name="T35">Retorno</text:span> IngresarPalabraDiccionario(<text:span text:style-name="T35">String</text:span> <text:span text:style-name="T24">palabraAIngresar</text:span>);</text:p>
        <text:p text:style-name="P11"/>
        <text:p text:style-name="P11"><text:s text:c="75"/>___________________<text:line-break/></text:p>
        <text:p text:style-name="P28">//Pre: <text:span text:style-name="T45">-</text:span><text:span text:style-name="T44">El objeto Sistema debe estar inicializado (</text:span><text:span text:style-name="T45">crearSistemaMensajes()</text:span><text:span text:style-name="T44">).</text:span></text:p>
        <text:p text:style-name="P31"><text:span text:style-name="T30"><text:s text:c="10"/>-</text:span><text:span text:style-name="T36">palabraABorrar</text:span><text:span text:style-name="T30"> debe existir contenida en </text:span><text:span text:style-name="T36">diccionario</text:span><text:span text:style-name="T30">.</text:span></text:p>
        <text:p text:style-name="P28"><text:span text:style-name="T30"/></text:p>
        <text:p text:style-name="P28">//Post: <text:span text:style-name="T44">Elimina la </text:span><text:span text:style-name="T45">palabraABorrar</text:span><text:span text:style-name="T44"> del </text:span><text:span text:style-name="T45">diccionario.</text:span></text:p>
        <text:p text:style-name="P28"><text:span text:style-name="T36"/></text:p>
        <text:p text:style-name="P11"><text:span text:style-name="T4"><text:tab/></text:span><text:span text:style-name="T5">Retorno</text:span><text:span text:style-name="T4"> BorrarPalabraDiccionario(</text:span><text:span text:style-name="T5">String</text:span><text:span text:style-name="T4"> </text:span><text:span text:style-name="T6">palabraABorrar</text:span><text:span text:style-name="T4">);</text:span><text:line-break/></text:p>
        <text:p text:style-name="P11"><text:s text:c="75"/>___________________</text:p>
        <text:p text:style-name="P11"/>
        <text:p text:style-name="P28">//Pre: <text:span text:style-name="T45">-</text:span><text:span text:style-name="T44">El objeto Sistema debe estar inicializado (</text:span><text:span text:style-name="T45">crearSistemaMensajes()</text:span><text:span text:style-name="T44">).</text:span></text:p>
        <text:p text:style-name="P31"><text:span text:style-name="T30"><text:s text:c="10"/>-La ListaOrd diccionario debe contener al menos una palabra ingresada.</text:span></text:p>
        <text:p text:style-name="P28"><text:span text:style-name="T30"/></text:p>
        <text:p text:style-name="P28">//Post:<text:span text:style-name="T30"> </text:span><text:span text:style-name="T44">Imprime todas las palabras que estén dentro de la ListaOrd diccionario.</text:span></text:p>
        <text:p text:style-name="P28"><text:span text:style-name="T30"/></text:p>
        <text:p text:style-name="P17"><text:tab/><text:span text:style-name="T35">Retorno</text:span> ImprimirDiccionario();</text:p>
        <text:p text:style-name="P11"/>
        <text:p text:style-name="P11"><text:s text:c="75"/>___________________<text:line-break/></text:p>
        <text:p text:style-name="P17"><text:span text:style-name="T21">//Pre:</text:span> <text:span text:style-name="T38">-</text:span><text:span text:style-name="T40">El objeto Sistema debe estar inicializado (</text:span><text:span text:style-name="T38">crearSistemaMensajes()</text:span><text:span text:style-name="T40">).</text:span></text:p>
        <text:p text:style-name="P30"><text:span text:style-name="T26"><text:s text:c="10"/>-</text:span><text:span text:style-name="T25">texto</text:span><text:span text:style-name="T26"> debe contener al menos una linea y una palabra ingresada.</text:span></text:p>
        <text:p text:style-name="P30"><text:span text:style-name="T26"><text:s text:c="10"/>- </text:span><text:span text:style-name="T25">diccionario</text:span><text:span text:style-name="T26"> debe contener al menos una palabra ingresada.</text:span></text:p>
        <text:p text:style-name="P17"><text:span text:style-name="T20"/></text:p>
        <text:p text:style-name="P28">//Post:<text:span text:style-name="T30"> </text:span><text:span text:style-name="T44">Imprime todas las palabras contenidas en </text:span><text:span text:style-name="T45">texto</text:span><text:span text:style-name="T44"> que no estén en </text:span><text:span text:style-name="T45">diccionario</text:span><text:span text:style-name="T44">.</text:span></text:p>
        <text:p text:style-name="P28"/>
        <text:p text:style-name="P17"><text:tab/><text:span text:style-name="T35">Retorno</text:span> ImprimirTextoIncorrecto();</text:p>
        <text:p text:style-name="Standard"/>
        <text:p text:style-name="Standard"><text:span text:style-name="T34"><text:s text:c="75"/>___________________</text:span><text:line-break/></text:p>
        <text:p text:style-name="P6"/>
        <text:list xml:id="list21437390" text:continue-numbering="true" text:style-name="Outline">
          <text:list-item>
            <text:h text:style-name="P35" text:outline-level="1"><text:bookmark-start text:name="__RefHeading__389_213559632"/><text:bookmark-start text:name="_Toc325909750"/>2. Solución escogida<text:bookmark-end text:name="__RefHeading__389_213559632"/><text:bookmark-end text:name="_Toc325909750"/></text:h>
            <text:list>
              <text:list-item>
                <text:h text:style-name="Heading_20_2" text:outline-level="2"><text:bookmark-start text:name="__RefHeading__391_213559632"/><text:bookmark-start text:name="_Toc325909751"/><text:span text:style-name="T1">2.1 Diagrama de la estructura de datos</text:span><text:bookmark-end text:name="_Toc325909751"/><text:span text:style-name="T1"> </text:span><text:bookmark-end text:name="__RefHeading__391_213559632"/></text:h>
              </text:list-item>
            </text:list>
          </text:list-item>
        </text:list>
        <text:p text:style-name="P8"><text:tab/></text:p>
        <text:p text:style-name="P7"><text:span text:style-name="T7"><text:tab/></text:span><text:span text:style-name="T8">&lt; Pegar imagen del diagrama &gt;</text:span></text:p>
        <text:p text:style-name="P8"/>
        <text:p text:style-name="P10"/>
        <text:p text:style-name="P10"/>
        <text:p text:style-name="P10">Nota: El diagrama debe mostrar claramente el contenido de cada una de las estructuras y como se relacionan entre ellas. </text:p>
        <text:list xml:id="list21414189" text:continue-numbering="true" text:style-name="Outline">
          <text:list-item>
            <text:list>
              <text:list-item>
                <text:h text:style-name="P38" text:outline-level="2"><text:bookmark-start text:name="__RefHeading__393_213559632"/><text:tab/><text:bookmark-end text:name="__RefHeading__393_213559632"/></text:h>
              </text:list-item>
              <text:list-item>
                <text:h text:style-name="P39" text:outline-level="2"><text:bookmark-start text:name="__RefHeading__395_213559632"/><text:bookmark-start text:name="_Toc325909752"/>2.2 Justificación<text:bookmark-end text:name="__RefHeading__395_213559632"/><text:bookmark-end text:name="_Toc325909752"/></text:h>
              </text:list-item>
            </text:list>
          </text:list-item>
        </text:list>
        <text:p text:style-name="P8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table:number-columns-spanned="2" office:value-type="string">
              <text:p text:style-name="P9">&lt;Nombre Entidad&gt;</text:p>
            </table:table-cell>
            <table:covered-table-cell/>
          </table:table-row>
          <table:table-row table:style-name="Tabla1.1">
            <table:table-cell table:style-name="Tabla1.A2" office:value-type="string">
              <text:p text:style-name="P8">Estructura</text:p>
            </table:table-cell>
            <table:table-cell table:style-name="Tabla1.A2" office:value-type="string">
              <text:p text:style-name="P8"/>
            </table:table-cell>
          </table:table-row>
          <table:table-row table:style-name="Tabla1.1">
            <table:table-cell table:style-name="Tabla1.A2" office:value-type="string">
              <text:p text:style-name="P8">Justificación</text:p>
            </table:table-cell>
            <table:table-cell table:style-name="Tabla1.A2" office:value-type="string">
              <text:p text:style-name="P8"/>
            </table:table-cell>
          </table:table-row>
        </table:table>
        <text:p text:style-name="P3"/>
        <text:p text:style-name="P3">…</text:p>
        <text:p text:style-name="P3">…</text:p>
        <text:p text:style-name="P3"/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table:number-columns-spanned="2" office:value-type="string">
              <text:p text:style-name="P9">&lt;Nombre Entidad&gt;</text:p>
            </table:table-cell>
            <table:covered-table-cell/>
          </table:table-row>
          <table:table-row table:style-name="Tabla2.1">
            <table:table-cell table:style-name="Tabla2.A2" office:value-type="string">
              <text:p text:style-name="P8">Estructura</text:p>
            </table:table-cell>
            <table:table-cell table:style-name="Tabla2.A2" office:value-type="string">
              <text:p text:style-name="P8"/>
            </table:table-cell>
          </table:table-row>
          <table:table-row table:style-name="Tabla2.1">
            <table:table-cell table:style-name="Tabla2.A2" office:value-type="string">
              <text:p text:style-name="P8">Justificación</text:p>
            </table:table-cell>
            <table:table-cell table:style-name="Tabla2.A2" office:value-type="string">
              <text:p text:style-name="P8"/>
            </table:table-cell>
          </table:table-row>
        </table:table>
        <text:p text:style-name="P3"/>
        <text:p text:style-name="Standard"/>
        <text:list xml:id="list21444799" text:continue-numbering="true" text:style-name="Outline">
          <text:list-item>
            <text:h text:style-name="P37" text:outline-level="1"><text:bookmark-start text:name="__RefHeading__397_213559632"/>3. Pruebas Ejecutadas<text:bookmark-end text:name="__RefHeading__397_213559632"/></text:h>
          </text:list-item>
        </text:list>
        <text:p text:style-name="P19">&lt;pegar las pruebas creadas y ejecutadas en el sistema&gt;</text:p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IDFont+F1" svg:font-family="CIDFont+F1"/>
    <style:font-face style:name="Mangal1" svg:font-family="Mangal"/>
    <style:font-face style:name="OpenSymbol" svg:font-family="OpenSymbol"/>
    <style:font-face style:name="Helvetica1" svg:font-family="Helvetica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ystem" style:font-pitch="variable"/>
    <style:font-face style:name="Helvetica2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en" fo:country="US" style:font-name-asian="SimSun" style:font-size-asian="12pt" style:language-asian="en" style:country-asian="US" style:font-name-complex="Tahom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line-height="115%" text:number-lines="false" text:line-number="0"/>
      <style:text-properties fo:color="#365f91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.212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3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1pt" fo:font-weight="bold" style:font-size-asian="11pt" style:font-weight-asian="bold" style:font-size-complex="11pt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847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27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693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2.117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2.54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.963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3.387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.54cm" fo:margin-bottom="1.249cm" fo:margin-left="3.175cm" fo:margin-right="3.175cm" style:writing-mode="lr-tb" style:layout-grid-color="#c0c0c0" style:layout-grid-lines="25911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  <text:p text:style-name="MP2"/>
      </style:footer>
      <style:footer-left>
        <text:p text:style-name="MP2"><text:page-number text:select-page="current">8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rencia Sarasola</meta:initial-creator>
    <dc:creator>Santiago Manzoni</dc:creator>
    <meta:editing-cycles>21</meta:editing-cycles>
    <meta:creation-date>2011-04-25T02:55:00</meta:creation-date>
    <dc:date>2019-06-17T01:22:21.46</dc:date>
    <meta:generator>OpenOffice/4.1.5$Win32 OpenOffice.org_project/415m1$Build-9789</meta:generator>
    <meta:editing-duration>PT3H27M4S</meta:editing-duration>
    <meta:document-statistic meta:table-count="2" meta:image-count="0" meta:object-count="0" meta:page-count="8" meta:paragraph-count="125" meta:word-count="830" meta:character-count="7493"/>
    <meta:user-defined meta:name="AppVersion">00.0001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